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BaseLifeCycle.getSmx3Contai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yncBaseLifeCycle.star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syncBaseLifeCycle.exceptionShouldRollbackTx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is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AsyncBaseLifeCycle( ServiceMix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BaseLifeCycle.setExecutor( Executor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isUnkn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getCur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init( Component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syncBaseLifeCycle.getResolvedEPR( ServiceEndpoint 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createExecut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BaseLifeCycle.do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yncBaseLifeCycle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isStopp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processExchangeInTx( MessageExchange exchange , Transaction tx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syncBaseLifeCycle.sto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syncBaseLifeCycle.pollDeliveryChannel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syncBaseLifeCycle.getKnownExchanges( Endpoint 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yncBaseLifeCycle.shutDo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syncBaseLifeCycle.setComponent( ServiceMix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BaseLifeCycle.getEPR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do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syncBaseLifeCycle.getExtension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AsyncBase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yncBaseLifeCycle.prepareShutdown( Endpoin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yncBaseLifeCycle.findExecutor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yncBaseLifeCycle.do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yncBaseLifeCycle.prepareExchange( MessageExchange exchange , Endpoint endpoi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syncBaseLifeCycle.getExecut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handleExchange( Endpoint endpoint , MessageExchange exchange , boolean ad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yncBaseLifeCycle.doProcess( Endpoint ep , Message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syncBaseLifeCycle.create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is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onMessageExchange( MessageExchange exchan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syncBaseLifeCycle.setExecutorFactory( ExecutorFactory executo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ge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setCurrentState( String curren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is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aseLifeCycle.doShut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yncBaseLifeCycle.processExchange( MessageExchange exchan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